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OUtils.getChars( int i , int index , char [ ] buf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3">
            <text:p text:style-name="Table_20_Contents">23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IOUtils.getStringProperty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OUtils.decodeBase64( String s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61">
            <text:p text:style-name="Table_20_Contents">61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IOUtils.readAll( Reader read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IOUtils.ru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OUtils.stringSize( int 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OUtils.getChars( long i , int index , char [ ] buf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3">
            <text:p text:style-name="Table_20_Contents">33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IOUtils.stringSize( long 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OUtils.isIdent( char c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OUtils.decode( CharsetDecoder charsetDecoder , ByteBuffer byteBuf , CharBuffer charByt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OUtils.decodeUTF8( byte [ ] sa , int sp , int len , char [ ] da )</text:p>
          </table:table-cell>
          <table:table-cell office:value-type="float" office:value="24">
            <text:p text:style-name="Table_20_Contents">24</text:p>
          </table:table-cell>
          <table:table-cell office:value-type="float" office:value="111">
            <text:p text:style-name="Table_20_Contents">111</text:p>
          </table:table-cell>
          <table:table-cell office:value-type="float" office:value="79">
            <text:p text:style-name="Table_20_Contents">79</text:p>
          </table:table-cell>
        </table:table-row>
        <table:table-row>
          <table:table-cell office:value-type="string">
            <text:p text:style-name="Table_20_Contents">IOUtils.close( Closeable 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OUtils.encodeUTF8( char [ ] chars , int offset , int len , byte [ ] bytes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74">
            <text:p text:style-name="Table_20_Contents">74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IOUtils.isValidJsonpQueryParam( String valu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OUtils.decodeBase64( char [ ] chars , int offset , int charsLen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60">
            <text:p text:style-name="Table_20_Contents">60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IOUtils.getChars( byte b , int index , char [ ] buf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4">
            <text:p text:style-name="Table_20_Contents">34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IOUtils.loadPropertiesFromFil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IOUtils.decodeBase64( String chars , int offset , int charsLen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60">
            <text:p text:style-name="Table_20_Contents">60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IOUtils.firstIdentifier( char c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